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EEE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3.51366666666667cm"/>
    </style:style>
    <style:style style:name="co6" style:family="table-column">
      <style:table-column-properties fo:break-before="auto" style:column-width="2.77283333333333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Gino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Liam</text:p>
          </table:table-cell>
          <table:table-cell office:value-type="string" table:style-name="ce2">
            <text:p>Kommentar</text:p>
          </table:table-cell>
          <table:table-cell office:value-type="string" table:style-name="ce1">
            <text:p>Andras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Nikola</text:p>
          </table:table-cell>
          <table:table-cell office:value-type="string" table:style-name="ce2">
            <text:p>Kommentar</text:p>
          </table:table-cell>
          <table:table-cell table:number-columns-repeated="16375"/>
        </table:table-row>
        <table:table-row table:style-name="ro1">
          <table:table-cell office:value-type="date" office:date-value="2017-11-24T00:00:00" table:style-name="ce3">
            <text:p>24.11.17</text:p>
          </table:table-cell>
          <table:table-cell office:value-type="string" table:style-name="ce1">
            <text:p>3 std.</text:p>
          </table:table-cell>
          <table:table-cell table:style-name="ce1"/>
          <table:table-cell office:value-type="string" table:style-name="ce2">
            <text:p>3 std.</text:p>
          </table:table-cell>
          <table:table-cell office:value-type="string" table:style-name="ce2">
            <text:p>Projektspezifiaktion</text:p>
          </table:table-cell>
          <table:table-cell office:value-type="string" table:style-name="ce1">
            <text:p>3 std.</text:p>
          </table:table-cell>
          <table:table-cell office:value-type="string" table:style-name="ce1">
            <text:p>Firebase database machen</text:p>
          </table:table-cell>
          <table:table-cell office:value-type="string" table:style-name="ce2">
            <text:p>3 std.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date" office:date-value="2017-11-25T00:00:00" table:style-name="ce3">
            <text:p>25.11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4 std.</text:p>
          </table:table-cell>
          <table:table-cell office:value-type="string" table:style-name="ce1">
            <text:p>Firebase erwerb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6T00:00:00" table:style-name="ce3">
            <text:p>26.11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Allgemeines Layout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7T00:00:00" table:style-name="ce3">
            <text:p>27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8T00:00:00" table:style-name="ce3">
            <text:p>28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9T00:00:00" table:style-name="ce3">
            <text:p>29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30T00:00:00" table:style-name="ce3">
            <text:p>30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1T00:00:00" table:style-name="ce3">
            <text:p>01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Kartenupload HTML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2T00:00:00" table:style-name="ce3">
            <text:p>0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3T00:00:00" table:style-name="ce3">
            <text:p>03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Kartenupload CSS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4T00:00:00" table:style-name="ce3">
            <text:p>0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5T00:00:00" table:style-name="ce3">
            <text:p>0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6T00:00:00" table:style-name="ce3">
            <text:p>0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7T00:00:00" table:style-name="ce3">
            <text:p>0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8T00:00:00" table:style-name="ce3">
            <text:p>0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9T00:00:00" table:style-name="ce3">
            <text:p>09.12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5 std.</text:p>
          </table:table-cell>
          <table:table-cell office:value-type="string" table:style-name="ce1">
            <text:p>Firebase database verbind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0T00:00:00" table:style-name="ce3">
            <text:p>1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1T00:00:00" table:style-name="ce3">
            <text:p>1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2T00:00:00" table:style-name="ce3">
            <text:p>1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3T00:00:00" table:style-name="ce3">
            <text:p>1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4T00:00:00" table:style-name="ce3">
            <text:p>1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5T00:00:00" table:style-name="ce3">
            <text:p>1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6T00:00:00" table:style-name="ce3">
            <text:p>1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7T00:00:00" table:style-name="ce3">
            <text:p>1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8T00:00:00" table:style-name="ce3">
            <text:p>1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9T00:00:00" table:style-name="ce3">
            <text:p>1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0T00:00:00" table:style-name="ce3">
            <text:p>2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1T00:00:00" table:style-name="ce3">
            <text:p>2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2T00:00:00" table:style-name="ce3">
            <text:p>2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3T00:00:00" table:style-name="ce3">
            <text:p>2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4T00:00:00" table:style-name="ce3">
            <text:p>2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5T00:00:00" table:style-name="ce3">
            <text:p>2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6T00:00:00" table:style-name="ce3">
            <text:p>2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7T00:00:00" table:style-name="ce3">
            <text:p>2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8T00:00:00" table:style-name="ce3">
            <text:p>2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9T00:00:00" table:style-name="ce3">
            <text:p>2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0T00:00:00" table:style-name="ce3">
            <text:p>3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1T00:00:00" table:style-name="ce3">
            <text:p>3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1T00:00:00" table:style-name="ce3">
            <text:p>0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2T00:00:00" table:style-name="ce3">
            <text:p>0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3T00:00:00" table:style-name="ce3">
            <text:p>0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4T00:00:00" table:style-name="ce3">
            <text:p>04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5T00:00:00" table:style-name="ce3">
            <text:p>05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6T00:00:00" table:style-name="ce3">
            <text:p>0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7T00:00:00" table:style-name="ce3">
            <text:p>07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8T00:00:00" table:style-name="ce3">
            <text:p>08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9T00:00:00" table:style-name="ce3">
            <text:p>09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0T00:00:00" table:style-name="ce3">
            <text:p>10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1T00:00:00" table:style-name="ce3">
            <text:p>1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2T00:00:00" table:style-name="ce3">
            <text:p>1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3T00:00:00" table:style-name="ce3">
            <text:p>1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4T00:00:00" table:style-name="ce3">
            <text:p>14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5T00:00:00" table:style-name="ce3">
            <text:p>15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6T00:00:00" table:style-name="ce3">
            <text:p>1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048519" table:style-name="ro1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liam hiscox</meta:initial-creator>
    <dc:creator>Kónya Andras</dc:creator>
    <meta:creation-date>2017-12-17T11:04:27Z</meta:creation-date>
    <dc:date>2017-12-17T18:48:44Z</dc:date>
    <meta:editing-cycles>8</meta:editing-cycles>
    <meta:editing-duration>PT933S</meta:editing-duration>
  </office:meta>
</office:document-meta>
</file>